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/>
    </style:style>
    <style:style style:name="P2" style:parent-style-name="Listenabsatz" style:family="paragraph"/>
    <style:style style:name="P3" style:parent-style-name="Listenabsatz" style:family="paragraph"/>
    <style:style style:name="P4" style:parent-style-name="Listenabsatz" style:family="paragraph"/>
    <style:style style:name="P5" style:parent-style-name="Listenabsatz" style:family="paragraph"/>
    <style:style style:name="P6" style:parent-style-name="Listenabsatz" style:family="paragraph"/>
    <style:style style:name="P7" style:parent-style-name="Listenabsatz" style:family="paragraph"/>
    <style:style style:name="P8" style:parent-style-name="Listenabsatz" style:family="paragraph"/>
    <style:style style:name="P9" style:parent-style-name="Listenabsatz" style:family="paragraph"/>
    <style:style style:name="P10" style:parent-style-name="Listenabsatz" style:family="paragraph"/>
    <style:style style:name="P11" style:parent-style-name="Listenabsatz" style:family="paragraph"/>
    <style:style style:name="P12" style:parent-style-name="Listenabsatz" style:family="paragraph"/>
    <style:style style:name="P13" style:parent-style-name="Listenabsatz" style:family="paragraph"/>
    <style:style style:name="P14" style:parent-style-name="Listenabsatz" style:family="paragraph"/>
    <style:style style:name="P15" style:parent-style-name="Listenabsatz" style:family="paragraph"/>
    <style:style style:name="P16" style:parent-style-name="Listenabsatz" style:family="paragraph"/>
    <style:style style:name="P17" style:parent-style-name="Listenabsatz" style:family="paragraph"/>
    <style:style style:name="P18" style:parent-style-name="Listenabsatz" style:family="paragraph"/>
    <style:style style:name="P19" style:parent-style-name="Standard" style:family="paragraph">
      <style:paragraph-properties fo:margin-left="2.4583in">
        <style:tab-stops/>
      </style:paragraph-properties>
      <style:text-properties fo:text-shadow="0.0145in 0.0145in 0.0416in #000000" fo:color="#000000" fo:font-size="22pt" style:font-size-asian="22pt" style:font-size-complex="22pt"/>
    </style:style>
    <style:style style:name="TableColumn21" style:family="table-column">
      <style:table-column-properties style:column-width="1.177in"/>
    </style:style>
    <style:style style:name="TableColumn22" style:family="table-column">
      <style:table-column-properties style:column-width="5.209in"/>
    </style:style>
    <style:style style:name="Table20" style:family="table">
      <style:table-properties style:width="6.3861in" fo:margin-left="0in" table:align="left"/>
    </style:style>
    <style:style style:name="TableRow23" style:family="table-row">
      <style:table-row-properties style:min-row-height="0.2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8" style:family="table-row">
      <style:table-row-properties style:min-row-height="0.1888in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margin-bottom="0in" fo:line-height="100%"/>
    </style:style>
    <style:style style:name="TableRow33" style:family="table-row">
      <style:table-row-properties style:min-row-height="0.6125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00%"/>
    </style:style>
    <style:style style:name="P38" style:parent-style-name="Listenabsatz" style:family="paragraph">
      <style:paragraph-properties fo:margin-bottom="0in" fo:line-height="100%"/>
    </style:style>
    <style:style style:name="P39" style:parent-style-name="Listenabsatz" style:family="paragraph">
      <style:paragraph-properties fo:margin-bottom="0in" fo:line-height="100%"/>
    </style:style>
    <style:style style:name="TableRow40" style:family="table-row">
      <style:table-row-properties style:min-row-height="0.3895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00%"/>
    </style:style>
    <style:style style:name="P45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P46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P47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P48" style:parent-style-name="Standard" style:family="paragraph">
      <style:text-properties style:font-name="Courier New" style:font-name-complex="Courier New" fo:font-size="8pt" style:font-size-asian="8pt" style:font-size-complex="8pt"/>
    </style:style>
    <style:style style:name="T4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50" style:parent-style-name="Listenabsatz" style:family="paragraph"/>
    <style:style style:name="P51" style:parent-style-name="Listenabsatz" style:family="paragraph"/>
    <style:style style:name="P52" style:parent-style-name="Listenabsatz" style:family="paragraph"/>
    <style:style style:name="P53" style:parent-style-name="Listenabsatz" style:family="paragraph"/>
    <style:style style:name="P54" style:parent-style-name="Listenabsatz" style:family="paragraph"/>
    <style:style style:name="P55" style:parent-style-name="Listenabsatz" style:family="paragraph"/>
    <style:style style:name="P56" style:parent-style-name="Listenabsatz" style:family="paragraph">
      <style:paragraph-properties fo:margin-left="0.2812in">
        <style:tab-stops/>
      </style:paragraph-properties>
    </style:style>
    <style:style style:name="P57" style:parent-style-name="Standard" style:family="paragraph">
      <style:paragraph-properties fo:margin-left="2.4583in">
        <style:tab-stops/>
      </style:paragraph-properties>
      <style:text-properties fo:text-shadow="0.0145in 0.0145in 0.0416in #000000" fo:color="#000000" fo:font-size="22pt" style:font-size-asian="22pt" style:font-size-complex="22pt"/>
    </style:style>
    <style:style style:name="TableColumn59" style:family="table-column">
      <style:table-column-properties style:column-width="1.1604in"/>
    </style:style>
    <style:style style:name="TableColumn60" style:family="table-column">
      <style:table-column-properties style:column-width="5.1326in"/>
    </style:style>
    <style:style style:name="Table58" style:family="table">
      <style:table-properties style:width="6.293in" fo:margin-left="0in" table:align="left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margin-bottom="0in" fo:line-height="100%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margin-bottom="0in" fo:line-height="100%"/>
    </style:style>
    <style:style style:name="P76" style:parent-style-name="Listenabsatz" style:family="paragraph">
      <style:paragraph-properties fo:margin-bottom="0in" fo:line-height="100%"/>
    </style:style>
    <style:style style:name="P77" style:parent-style-name="Listenabsatz" style:family="paragraph">
      <style:paragraph-properties fo:margin-bottom="0in" fo:line-height="100%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margin-bottom="0in" fo:line-height="100%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margin-bottom="0in" fo:line-height="100%"/>
    </style:style>
    <style:style style:name="P88" style:parent-style-name="Listenabsatz" style:family="paragraph"/>
    <style:style style:name="TableColumn90" style:family="table-column">
      <style:table-column-properties style:column-width="1.1604in"/>
    </style:style>
    <style:style style:name="TableColumn91" style:family="table-column">
      <style:table-column-properties style:column-width="5.1326in"/>
    </style:style>
    <style:style style:name="Table89" style:family="table">
      <style:table-properties style:width="6.293in" fo:margin-left="0in" table:align="left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margin-bottom="0in" fo:line-height="100%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margin-bottom="0in" fo:line-height="100%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Listenabsatz" style:family="paragraph">
      <style:paragraph-properties fo:margin-bottom="0in" fo:line-height="100%"/>
    </style:style>
    <style:style style:name="P107" style:parent-style-name="Listenabsatz" style:family="paragraph">
      <style:paragraph-properties fo:margin-bottom="0in" fo:line-height="100%"/>
    </style:style>
    <style:style style:name="P108" style:parent-style-name="Listenabsatz" style:family="paragraph">
      <style:paragraph-properties fo:margin-bottom="0in" fo:line-height="100%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margin-bottom="0in" fo:line-height="100%"/>
    </style:style>
    <style:style style:name="P114" style:parent-style-name="Standard" style:family="paragraph">
      <style:paragraph-properties fo:text-align="justify"/>
    </style:style>
    <style:style style:name="P115" style:parent-style-name="Standard" style:family="paragraph">
      <style:paragraph-properties fo:margin-left="2.4583in">
        <style:tab-stops/>
      </style:paragraph-properties>
      <style:text-properties fo:text-shadow="0.0145in 0.0145in 0.0416in #000000" fo:color="#000000" fo:font-size="22pt" style:font-size-asian="22pt" style:font-size-complex="22pt"/>
    </style:style>
    <style:style style:name="TableColumn117" style:family="table-column">
      <style:table-column-properties style:column-width="1.2881in"/>
    </style:style>
    <style:style style:name="TableColumn118" style:family="table-column">
      <style:table-column-properties style:column-width="5.0048in"/>
    </style:style>
    <style:style style:name="Table116" style:family="table">
      <style:table-properties style:width="6.293in" fo:margin-left="0in" table:align="left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margin-bottom="0in" fo:line-height="10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margin-bottom="0in" fo:line-height="100%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margin-bottom="0in" fo:line-height="100%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margin-bottom="0in" fo:line-height="100%"/>
    </style:style>
    <style:style style:name="P134" style:parent-style-name="Listenabsatz" style:family="paragraph">
      <style:paragraph-properties fo:margin-bottom="0in" fo:line-height="100%"/>
    </style:style>
    <style:style style:name="P135" style:parent-style-name="Listenabsatz" style:family="paragraph">
      <style:paragraph-properties fo:margin-bottom="0in" fo:line-height="100%"/>
    </style:style>
    <style:style style:name="P136" style:parent-style-name="Listenabsatz" style:family="paragraph">
      <style:paragraph-properties fo:margin-bottom="0in" fo:line-height="100%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margin-bottom="0in" fo:line-height="100%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margin-bottom="0in" fo:line-height="100%"/>
    </style:style>
    <style:style style:name="TableColumn143" style:family="table-column">
      <style:table-column-properties style:column-width="1.1604in"/>
    </style:style>
    <style:style style:name="TableColumn144" style:family="table-column">
      <style:table-column-properties style:column-width="5.1326in"/>
    </style:style>
    <style:style style:name="Table142" style:family="table">
      <style:table-properties style:width="6.293in" fo:margin-left="0in" table:align="left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margin-bottom="0in" fo:line-height="100%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margin-bottom="0in" fo:line-height="100%"/>
    </style:style>
    <style:style style:name="TableRow155" style:family="table-row">
      <style:table-row-properties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margin-bottom="0in" fo:line-height="100%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margin-bottom="0in" fo:line-height="100%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Standard" style:family="paragraph">
      <style:paragraph-properties fo:margin-bottom="0in" fo:line-height="100%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margin-bottom="0in" fo:line-height="100%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margin-bottom="0in" fo:line-height="100%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margin-bottom="0in" fo:line-height="100%"/>
    </style:style>
    <style:style style:name="P170" style:parent-style-name="Listenabsatz" style:family="paragraph"/>
    <style:style style:name="P171" style:parent-style-name="Listenabsatz" style:family="paragraph"/>
    <style:style style:name="TableColumn173" style:family="table-column">
      <style:table-column-properties style:column-width="1.1604in"/>
    </style:style>
    <style:style style:name="TableColumn174" style:family="table-column">
      <style:table-column-properties style:column-width="5.1326in"/>
    </style:style>
    <style:style style:name="Table172" style:family="table">
      <style:table-properties style:width="6.293in" fo:margin-left="0in" table:align="left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margin-bottom="0in" fo:line-height="100%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margin-bottom="0in" fo:line-height="100%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margin-bottom="0in" fo:line-height="100%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Listenabsatz" style:family="paragraph">
      <style:paragraph-properties fo:margin-bottom="0in" fo:line-height="100%"/>
    </style:style>
    <style:style style:name="P190" style:parent-style-name="Listenabsatz" style:family="paragraph">
      <style:paragraph-properties fo:margin-bottom="0in" fo:line-height="100%"/>
    </style:style>
    <style:style style:name="P191" style:parent-style-name="Listenabsatz" style:family="paragraph">
      <style:paragraph-properties fo:margin-bottom="0in" fo:line-height="100%"/>
    </style:style>
    <style:style style:name="P192" style:parent-style-name="Listenabsatz" style:family="paragraph">
      <style:paragraph-properties fo:margin-bottom="0in" fo:line-height="100%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margin-bottom="0in" fo:line-height="100%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margin-bottom="0in" fo:line-height="100%"/>
    </style:style>
    <style:style style:name="P198" style:parent-style-name="Standard" style:family="paragraph">
      <style:paragraph-properties fo:margin-left="2.4583in">
        <style:tab-stops/>
      </style:paragraph-properties>
      <style:text-properties fo:text-shadow="0.0145in 0.0145in 0.0416in #000000" fo:color="#000000" fo:font-size="22pt" style:font-size-asian="22pt" style:font-size-complex="22pt"/>
    </style:style>
    <style:style style:name="P199" style:parent-style-name="Listenabsatz" style:family="paragraph"/>
    <style:style style:name="P200" style:parent-style-name="Listenabsatz" style:family="paragraph"/>
    <style:style style:name="P201" style:parent-style-name="Listenabsatz" style:family="paragraph"/>
  </office:automatic-styles>
  <office:body>
    <office:text text:use-soft-page-breaks="true">
      <text:h text:style-name="P1" text:outline-level="1">Interfacedefinitionen Micronas ATE</text:h>
      <text:p text:style-name="Standard"/>
      <text:p text:style-name="Standard">Grundsätzliches:</text:p>
      <text:list text:style-name="LFO1" text:continue-numbering="true">
        <text:list-item>
          <text:p text:style-name="P2">Sämtliche Daten werden immer als Json zwischen den Komponenten verschickt</text:p>
        </text:list-item>
        <text:list-item>
          <text:p text:style-name="P3">Alle Json Strukturen müssen mindestens folgende Felder beinhalten:</text:p>
          <text:list text:continue-numbering="true">
            <text:list-item>
              <text:p text:style-name="P4">type: Bezeichnet den Typ des<text:s/>Datensatzes als string.</text:p>
            </text:list-item>
          </text:list>
        </text:list-item>
        <text:list-item>
          <text:p text:style-name="P5">Zusätzliche Daten sind Datensatzspezifisch</text:p>
        </text:list-item>
        <text:list-item>
          <text:p text:style-name="P6">Alle Feldnamen in den Json Daten sind als camelCase anzulegen.</text:p>
        </text:list-item>
        <text:list-item>
          <text:p text:style-name="P7">In diesem Dokument bezeichnen „erzeugte Daten“ Daten, die beim Betrieb anfallen (z.B. Testresultate, Statusinformationen), aber keine Steuerbefehle sind.</text:p>
        </text:list-item>
        <text:list-item>
          <text:p text:style-name="P8">In diesem Dokument bezeichnen „konsumierte Daten“ Daten, die von einer Applikation verwendet werden, aber nicht direkt Aktionen einer Applikation auslösen (z.B. Statusinformationen, die nur angezeigt werden)</text:p>
        </text:list-item>
        <text:list-item>
          <text:p text:style-name="P9">In diesem Dokument bezeichnen „Befehle“ Daten, die eine Applikation dazu veranlassen eine bestimmte Aktion durchzuführen (z.B. Test starten).</text:p>
        </text:list-item>
      </text:list>
      <text:p text:style-name="Standard"/>
      <text:p text:style-name="Standard">Ein Json Datensatz sieht demzufolge aus wie folgt:</text:p>
      <text:p text:style-name="Standard">{</text:p>
      <text:p text:style-name="Standard"><text:tab/>„type“: „&lt;Type&gt;“</text:p>
      <text:p text:style-name="Standard">}</text:p>
      <text:p text:style-name="Standard"/>
      <text:h text:style-name="Überschrift2" text:outline-level="2">Topics</text:h>
      <text:p text:style-name="Standard">Grundsätzlich werden alle Topics nach<text:s/>Ursprung gegliedert. Für jede Teilapplikation, bei der es mehrere Instanzen geben kann, gibt es folgende Topics:</text:p>
      <text:list text:style-name="LFO2" text:continue-numbering="true">
        <text:list-item>
          <text:p text:style-name="P10">&lt;device-id&gt;/&lt;AppName&gt;/status/ site&lt;siteId&gt;</text:p>
        </text:list-item>
        <text:list-item>
          <text:p text:style-name="P11">&lt;device-id&gt;/&lt;AppName&gt;/cmd</text:p>
        </text:list-item>
      </text:list>
      <text:p text:style-name="Standard">Das &lt;device-id&gt; ermöglicht es eine bessere Aufteilung,<text:s/>wenn sich mehrere Geräte in der gleichen Netzwerk befinden.</text:p>
      <text:p text:style-name="Standard">Teilapplikationen, von denen immer nur eine Instanz läuft verwenden die Topics ohne sitespezifisches Untertopic, also:</text:p>
      <text:list text:style-name="LFO2" text:continue-numbering="true">
        <text:list-item>
          <text:p text:style-name="P12">&lt;device-id&gt;/&lt;AppName&gt;/status/site&lt;SiteId&gt;</text:p>
        </text:list-item>
        <text:list-item>
          <text:p text:style-name="P13">&lt;device-id&gt;/&lt;AppName&gt;/cmd</text:p>
        </text:list-item>
      </text:list>
      <text:p text:style-name="Standard">Diese Aufeilung ermöglicht es dem Master mit einer Subscription z.B. auf TestApp/status/# die Statusinformationen alle Testapps zu bekommen, ohne wissen zu müssen, welche Testapps nun gerade<text:s/>laufen.</text:p>
      <text:soft-page-break/>
      <text:p text:style-name="Standard">Beispiel:</text:p>
      <text:p text:style-name="Standard">Ein Gerät mit 2 Sites hätte damit folgende Topics:</text:p>
      <text:list text:style-name="LFO2" text:continue-numbering="true">
        <text:list-item>
          <text:p text:style-name="P14">&lt;device-id&gt;/Master/status</text:p>
        </text:list-item>
        <text:list-item>
          <text:p text:style-name="P15">&lt;device-id&gt;/Master/cmd<text:s/></text:p>
        </text:list-item>
        <text:list-item>
          <text:p text:style-name="P16">&lt;device-id&gt;/Control/status/site0</text:p>
        </text:list-item>
        <text:list-item>
          <text:p text:style-name="P17">&lt;device-id&gt;/Control/cmd</text:p>
        </text:list-item>
        <text:list-item>
          <text:p text:style-name="P18">&lt;device-id&gt;/TestApp/cmd</text:p>
        </text:list-item>
      </text:list>
      <text:p text:style-name="Standard"/>
      <text:p text:style-name="P19">Master</text:p>
      <text:h text:style-name="Überschrift2" text:outline-level="2">Daten die vom Master erzeugt werden</text:h>
      <text:h text:style-name="Überschrift3" text:outline-level="3">Statusinfo</text:h>
      <text:p text:style-name="Standard">Topic:<text:s/>&lt;device-id&gt;/Master/status</text:p>
      <table:table table:style-name="Table20">
        <table:table-columns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Feld</text:p>
          </table:table-cell>
          <table:table-cell table:style-name="TableCell26">
            <text:p text:style-name="P27">Bedeutung/Zulässige Werte</text:p>
          </table:table-cell>
        </table:table-row>
        <table:table-row table:style-name="TableRow28">
          <table:table-cell table:style-name="TableCell29">
            <text:p text:style-name="P30">type</text:p>
          </table:table-cell>
          <table:table-cell table:style-name="TableCell31">
            <text:p text:style-name="P32">„status“</text:p>
          </table:table-cell>
        </table:table-row>
        <table:table-row table:style-name="TableRow33">
          <table:table-cell table:style-name="TableCell34">
            <text:p text:style-name="P35">alive</text:p>
          </table:table-cell>
          <table:table-cell table:style-name="TableCell36">
            <text:p text:style-name="P37">0 oder 1, wobei:<text:s/></text:p>
            <text:list text:style-name="LFO3" text:continue-numbering="true">
              <text:list-item>
                <text:p text:style-name="P38">0 = Masterapplikation hat sich beendet (unbeabsichtigt/Fehler),<text:s/></text:p>
              </text:list-item>
              <text:list-item>
                <text:p text:style-name="P39">1 = Masterapplikation aktiv</text:p>
              </text:list-item>
            </text:list>
          </table:table-cell>
        </table:table-row>
        <table:table-row table:style-name="TableRow40">
          <table:table-cell table:style-name="TableCell41">
            <text:p text:style-name="P42">interfaceversion</text:p>
          </table:table-cell>
          <table:table-cell table:style-name="TableCell43">
            <text:p text:style-name="P44">Bezeichnet die Version der Schnittstelle Master -&gt; TestApp, die von dieser Version des<text:s/>Masters implementiert wird.<text:s/></text:p>
          </table:table-cell>
        </table:table-row>
      </table:table>
      <text:p text:style-name="Standard"/>
      <text:p text:style-name="Standard">Beispiel:</text:p>
      <text:p text:style-name="P45">{</text:p>
      <text:p text:style-name="P46"><text:tab/>„type“: „status“,</text:p>
      <text:p text:style-name="P47"><text:tab/>„alive“: „1“,</text:p>
      <text:p text:style-name="P48"><text:tab/>„interfaceversion“: „1“</text:p>
      <text:p text:style-name="Standard"><text:span text:style-name="T49">}</text:span></text:p>
      <text:h text:style-name="Überschrift2" text:outline-level="2">Befehle die vom Master verstanden werden</text:h>
      <text:p text:style-name="Standard">Der Master empfängt Befehle im Topic Master/Cmd.<text:s/></text:p>
      <text:list text:style-name="LFO8" text:continue-numbering="true">
        <text:list-item>
          <text:p text:style-name="P50">&lt;device-id&gt;/Control/status</text:p>
        </text:list-item>
        <text:list-item>
          <text:p text:style-name="P51">&lt;device-id&gt;/TestApp/status</text:p>
        </text:list-item>
        <text:list-item>
          <text:p text:style-name="P52">&lt;device-id&gt;/Testapp/testresult</text:p>
        </text:list-item>
      </text:list>
      <text:p text:style-name="Standard"/>
      <text:h text:style-name="Überschrift2" text:outline-level="2">Daten die von Control konsumiert werden</text:h>
      <text:p text:style-name="Standard">Die<text:s/>Master<text:s/>konsumiert Statusinformationen aus den Topics:</text:p>
      <text:list text:style-name="LFO5" text:continue-numbering="true">
        <text:list-item>
          <text:p text:style-name="P53">&lt;device-id&gt;/Control/status</text:p>
        </text:list-item>
        <text:list-item>
          <text:p text:style-name="P54">&lt;device-id&gt;/TestApp/status</text:p>
        </text:list-item>
        <text:list-item>
          <text:p text:style-name="P55">&lt;device-id&gt;/Webserver/status</text:p>
        </text:list-item>
      </text:list>
      <text:p text:style-name="P56"/>
      <text:p text:style-name="Standard"/>
      <text:p text:style-name="Standard"/>
      <text:p text:style-name="Standard"/>
      <text:p text:style-name="P57">Control</text:p>
      <text:h text:style-name="Überschrift2" text:outline-level="2">Daten die von Control erzeugt werden</text:h>
      <text:h text:style-name="Überschrift3" text:outline-level="3">Statusinfo</text:h>
      <text:p text:style-name="Standard">Topic:<text:s/>&lt;device-id&gt;/Control/status/site&lt;SiteId&gt;/</text:p>
      <table:table table:style-name="Table58">
        <table:table-columns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p text:style-name="P63">Feld</text:p>
          </table:table-cell>
          <table:table-cell table:style-name="TableCell64">
            <text:p text:style-name="P65">Bedeutung/Zulässige Werte</text:p>
          </table:table-cell>
        </table:table-row>
        <table:table-row table:style-name="TableRow66">
          <table:table-cell table:style-name="TableCell67">
            <text:p text:style-name="P68">type</text:p>
          </table:table-cell>
          <table:table-cell table:style-name="TableCell69">
            <text:p text:style-name="P70">„status“</text:p>
          </table:table-cell>
        </table:table-row>
        <table:table-row table:style-name="TableRow71">
          <table:table-cell table:style-name="TableCell72">
            <text:p text:style-name="P73">alive</text:p>
          </table:table-cell>
          <table:table-cell table:style-name="TableCell74">
            <text:p text:style-name="P75">0 oder 1, wobei:</text:p>
            <text:list text:style-name="LFO4" text:continue-numbering="true">
              <text:list-item>
                <text:p text:style-name="P76"><text:s/>0 = Controlapplikation hat sich beendet (unbeabsichtigt/Fehler)</text:p>
              </text:list-item>
              <text:list-item>
                <text:p text:style-name="P77"><text:s/>1 =<text:s/>Controlapplikation aktiv</text:p>
              </text:list-item>
            </text:list>
          </table:table-cell>
        </table:table-row>
        <table:table-row table:style-name="TableRow78">
          <table:table-cell table:style-name="TableCell79">
            <text:p text:style-name="P80">interfaceversion</text:p>
          </table:table-cell>
          <table:table-cell table:style-name="TableCell81">
            <text:p text:style-name="P82">Bezeichnet die Version der Schnittstelle Control -&gt; TestApp, die von dieser Version des Masters implementiert wird.<text:s/></text:p>
          </table:table-cell>
        </table:table-row>
        <table:table-row table:style-name="TableRow83">
          <table:table-cell table:style-name="TableCell84">
            <text:p text:style-name="P85">softwareversion</text:p>
          </table:table-cell>
          <table:table-cell table:style-name="TableCell86">
            <text:p text:style-name="P87">Bezeichnet die Softwareversion der Controlapplikation</text:p>
          </table:table-cell>
        </table:table-row>
      </table:table>
      <text:h text:style-name="Überschrift2" text:outline-level="2"/>
      <text:h text:style-name="Überschrift2" text:outline-level="2">Daten die von<text:s/>Control konsumiert werden</text:h>
      <text:p text:style-name="Standard">Die Control konsumiert Statusinformationen aus den Topics:</text:p>
      <text:list text:style-name="LFO5" text:continue-numbering="true">
        <text:list-item>
          <text:p text:style-name="P88">&lt;device-id&gt;/Master/status</text:p>
        </text:list-item>
      </text:list>
      <text:h text:style-name="Überschrift2" text:outline-level="2">Befehle die von Control verstanden werden</text:h>
      <text:p text:style-name="Standard">Topic: &lt;device-id&gt;/Control/cmd/</text:p>
      <table:table table:style-name="Table89">
        <table:table-columns>
          <table:table-column table:style-name="TableColumn90"/>
          <table:table-column table:style-name="TableColumn91"/>
        </table:table-columns>
        <table:table-row table:style-name="TableRow92">
          <table:table-cell table:style-name="TableCell93">
            <text:p text:style-name="P94">Feld</text:p>
          </table:table-cell>
          <table:table-cell table:style-name="TableCell95">
            <text:p text:style-name="P96">Bedeutung/Zulässige Werte</text:p>
          </table:table-cell>
        </table:table-row>
        <table:table-row table:style-name="TableRow97">
          <table:table-cell table:style-name="TableCell98">
            <text:p text:style-name="P99">type</text:p>
          </table:table-cell>
          <table:table-cell table:style-name="TableCell100">
            <text:p text:style-name="P101">„cmd“</text:p>
          </table:table-cell>
        </table:table-row>
        <table:table-row table:style-name="TableRow102">
          <table:table-cell table:style-name="TableCell103">
            <text:p text:style-name="P104">Command</text:p>
          </table:table-cell>
          <table:table-cell table:style-name="TableCell105">
            <text:list text:style-name="LFO6" text:continue-numbering="true">
              <text:list-item>
                <text:p text:style-name="P106">Load_test: zip file wird gelade</text:p>
              </text:list-item>
              <text:list-item>
                <text:p text:style-name="P107">run_test: test porgram wird ausgeführt</text:p>
              </text:list-item>
              <text:list-item>
                <text:p text:style-name="P108"/>
              </text:list-item>
            </text:list>
          </table:table-cell>
        </table:table-row>
        <table:table-row table:style-name="TableRow109">
          <table:table-cell table:style-name="TableCell110">
            <text:p text:style-name="P111">Sites:</text:p>
          </table:table-cell>
          <table:table-cell table:style-name="TableCell112">
            <text:p text:style-name="P113">Entspricht eine Menge von sites die auf dieses Commandos reagieren müssen</text:p>
          </table:table-cell>
        </table:table-row>
      </table:table>
      <text:p text:style-name="P114"/>
      <text:p text:style-name="Standard"/>
      <text:p text:style-name="P115">TestApp</text:p>
      <text:h text:style-name="Überschrift2" text:outline-level="2">Daten die von der Testapp erzeugt werden</text:h>
      <text:h text:style-name="Überschrift3" text:outline-level="3">Statusinfo</text:h>
      <text:p text:style-name="Standard">Topic:<text:s/>&lt;device-id&gt;/Testapp/status/site&lt;SiteId&gt;</text:p>
      <table:table table:style-name="Table116">
        <table:table-columns>
          <table:table-column table:style-name="TableColumn117"/>
          <table:table-column table:style-name="TableColumn118"/>
        </table:table-columns>
        <table:table-row table:style-name="TableRow119">
          <table:table-cell table:style-name="TableCell120">
            <text:p text:style-name="P121">Feld</text:p>
          </table:table-cell>
          <table:table-cell table:style-name="TableCell122">
            <text:p text:style-name="P123">Bedeutung/Zulässige Werte</text:p>
          </table:table-cell>
        </table:table-row>
        <text:soft-page-break/>
        <table:table-row table:style-name="TableRow124">
          <table:table-cell table:style-name="TableCell125">
            <text:p text:style-name="P126">type</text:p>
          </table:table-cell>
          <table:table-cell table:style-name="TableCell127">
            <text:p text:style-name="P128">„status“</text:p>
          </table:table-cell>
        </table:table-row>
        <table:table-row table:style-name="TableRow129">
          <table:table-cell table:style-name="TableCell130">
            <text:p text:style-name="P131">alive</text:p>
          </table:table-cell>
          <table:table-cell table:style-name="TableCell132">
            <text:p text:style-name="P133">0, 1, 2, wobei:</text:p>
            <text:list text:style-name="LFO5" text:continue-numbering="true">
              <text:list-item>
                <text:p text:style-name="P134">0 = Testapp hat sich<text:s/>beendet (unbeabsichtigt/Fehler),<text:s/></text:p>
              </text:list-item>
              <text:list-item>
                <text:p text:style-name="P135">1 = Testapp aktiv,<text:s/></text:p>
              </text:list-item>
              <text:list-item>
                <text:p text:style-name="P136">2 = Testapp wurde beendet („graceful shutdown)</text:p>
              </text:list-item>
            </text:list>
          </table:table-cell>
        </table:table-row>
        <table:table-row table:style-name="TableRow137">
          <table:table-cell table:style-name="TableCell138">
            <text:p text:style-name="P139">frameworkversion</text:p>
          </table:table-cell>
          <table:table-cell table:style-name="TableCell140">
            <text:p text:style-name="P141">Frameworkversion, die verwendet wurde im die Testapp zu bauen</text:p>
          </table:table-cell>
        </table:table-row>
      </table:table>
      <text:p text:style-name="Standard"/>
      <text:h text:style-name="Überschrift3" text:outline-level="3">Testresultat</text:h>
      <text:p text:style-name="Standard">Topic:<text:s/>&lt;device-id&gt;/Testapp/testresult/site&lt;SiteId&gt;</text:p>
      <table:table table:style-name="Table142">
        <table:table-columns>
          <table:table-column table:style-name="TableColumn143"/>
          <table:table-column table:style-name="TableColumn144"/>
        </table:table-columns>
        <table:table-row table:style-name="TableRow145">
          <table:table-cell table:style-name="TableCell146">
            <text:p text:style-name="P147">Feld</text:p>
          </table:table-cell>
          <table:table-cell table:style-name="TableCell148">
            <text:p text:style-name="P149">Bedeutung/Zulässige Werte</text:p>
          </table:table-cell>
        </table:table-row>
        <table:table-row table:style-name="TableRow150">
          <table:table-cell table:style-name="TableCell151">
            <text:p text:style-name="P152">type</text:p>
          </table:table-cell>
          <table:table-cell table:style-name="TableCell153">
            <text:p text:style-name="P154">„testresult“</text:p>
          </table:table-cell>
        </table:table-row>
        <table:table-row table:style-name="TableRow155">
          <table:table-cell table:style-name="TableCell156">
            <text:p text:style-name="P157">pass</text:p>
          </table:table-cell>
          <table:table-cell table:style-name="TableCell158">
            <text:p text:style-name="P159">1 oder 0 für pass/fail</text:p>
          </table:table-cell>
        </table:table-row>
        <table:table-row table:style-name="TableRow160">
          <table:table-cell table:style-name="TableCell161">
            <text:p text:style-name="P162">testdata</text:p>
          </table:table-cell>
          <table:table-cell table:style-name="TableCell163">
            <text:p text:style-name="P164">Unterstruktur mit den testspezifischen Ergebnisdaten. Da diese ggf. je nach Testtyp anders sind kann hier keine<text:s/>allgemeingültige Form angegeben werden.</text:p>
          </table:table-cell>
        </table:table-row>
        <table:table-row table:style-name="TableRow165">
          <table:table-cell table:style-name="TableCell166">
            <text:p text:style-name="P167">Teststeps<text:s/></text:p>
          </table:table-cell>
          <table:table-cell table:style-name="TableCell168">
            <text:p text:style-name="P169">Wird für die Synchronisierung, wenn nötig, verwendet</text:p>
          </table:table-cell>
        </table:table-row>
      </table:table>
      <text:p text:style-name="Standard"/>
      <text:h text:style-name="Überschrift2" text:outline-level="2">Daten die von der Testapp konsumiert werden</text:h>
      <text:p text:style-name="Standard">Die Testapp konsumiert Statusinformationen aus den Topics:</text:p>
      <text:list text:style-name="LFO5" text:continue-numbering="true">
        <text:list-item>
          <text:p text:style-name="P170">&lt;device-id&gt;/Master/status</text:p>
        </text:list-item>
        <text:list-item>
          <text:p text:style-name="P171">&lt;device-id&gt;/Control/status/site&lt;SiteId&gt;</text:p>
        </text:list-item>
      </text:list>
      <text:h text:style-name="Überschrift2" text:outline-level="2">Befehle die von der Testapp verstanden werden</text:h>
      <text:p text:style-name="Standard">Topic: &lt;device-id&gt;/TestApp/cmd</text:p>
      <table:table table:style-name="Table172">
        <table:table-columns>
          <table:table-column table:style-name="TableColumn173"/>
          <table:table-column table:style-name="TableColumn174"/>
        </table:table-columns>
        <table:table-row table:style-name="TableRow175">
          <table:table-cell table:style-name="TableCell176">
            <text:p text:style-name="P177">Feld</text:p>
          </table:table-cell>
          <table:table-cell table:style-name="TableCell178">
            <text:p text:style-name="P179">Bedeutung/Zulässige Werte</text:p>
          </table:table-cell>
        </table:table-row>
        <table:table-row table:style-name="TableRow180">
          <table:table-cell table:style-name="TableCell181">
            <text:p text:style-name="P182">type</text:p>
          </table:table-cell>
          <table:table-cell table:style-name="TableCell183">
            <text:p text:style-name="P184">„cmd“</text:p>
          </table:table-cell>
        </table:table-row>
        <table:table-row table:style-name="TableRow185">
          <table:table-cell table:style-name="TableCell186">
            <text:p text:style-name="P187">Command</text:p>
          </table:table-cell>
          <table:table-cell table:style-name="TableCell188">
            <text:list text:style-name="LFO6" text:continue-numbering="true">
              <text:list-item>
                <text:p text:style-name="P189">init: interne check, HW Komponente werden aktiviert, etc… <text:s text:c="2"/></text:p>
              </text:list-item>
              <text:list-item>
                <text:p text:style-name="P190">deinit: HW Komponente deaktivieren</text:p>
              </text:list-item>
              <text:list-item>
                <text:p text:style-name="P191">next: test starten</text:p>
              </text:list-item>
              <text:list-item>
                <text:p text:style-name="P192">terminate: test beenden</text:p>
              </text:list-item>
            </text:list>
          </table:table-cell>
        </table:table-row>
        <table:table-row table:style-name="TableRow193">
          <table:table-cell table:style-name="TableCell194">
            <text:p text:style-name="P195">Sites:</text:p>
          </table:table-cell>
          <table:table-cell table:style-name="TableCell196">
            <text:p text:style-name="P197">Entspricht eine Menge von sites die auf dieses Commandos reagieren müssen</text:p>
          </table:table-cell>
        </table:table-row>
      </table:table>
      <text:h text:style-name="Überschrift3" text:outline-level="3"/>
      <text:p text:style-name="Standard"/>
      <text:p text:style-name="P198">Webserver</text:p>
      <text:h text:style-name="Überschrift2" text:outline-level="2">Daten die vom Webserver erzeugt werden</text:h>
      <text:p text:style-name="Standard"/>
      <text:h text:style-name="Überschrift2" text:outline-level="2">Daten die vom<text:s/>Webserver konsumiert werden</text:h>
      <text:p text:style-name="Standard">Der Webserver<text:s/>konsumiert Statusinformationen aus den Topics:</text:p>
      <text:list text:style-name="LFO5" text:continue-numbering="true">
        <text:list-item>
          <text:p text:style-name="P199">&lt;device-id&gt;/Testapp/status/#</text:p>
        </text:list-item>
        <text:list-item>
          <text:p text:style-name="P200">&lt;device-id&gt;/Control/status</text:p>
        </text:list-item>
        <text:list-item>
          <text:p text:style-name="P201">&lt;device-id&gt;/Testapp/status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Überschrift3Zchn" style:display-name="Überschrift 3 Zchn" style:family="text" style:parent-style-name="Absatz-Standardschriftar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itel" style:display-name="Titel" style:family="paragraph" style:parent-style-name="Standard" style:next-style-name="Standard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style:font-name-asian="Calibri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 style:font-name-asian="Calibri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hilipp Bormuth</meta:initial-creator>
    <dc:creator>Abderrahmen Rakez</dc:creator>
    <meta:creation-date>2020-01-13T12:17:00Z</meta:creation-date>
    <dc:date>2020-01-17T08:40:00Z</dc:date>
    <meta:template xlink:href="Normal.dotm" xlink:type="simple"/>
    <meta:editing-cycles>24</meta:editing-cycles>
    <meta:editing-duration>PT0S</meta:editing-duration>
    <meta:document-statistic meta:page-count="4" meta:paragraph-count="10" meta:word-count="694" meta:character-count="5060" meta:row-count="36" meta:non-whitespace-character-count="4376"/>
  </office:meta>
</office:document-meta>
</file>